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000" officeooo:paragraph-rsid="001dd000"/>
    </style:style>
    <style:style style:name="T1" style:family="text">
      <style:text-properties officeooo:rsid="001fb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23<text:span text:style-name="T1">4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3:33:44.937142543</meta:creation-date>
    <dc:date>2019-02-04T23:38:22.467292339</dc:date>
    <meta:editing-duration>PT4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